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4073d" officeooo:paragraph-rsid="0014073d"/>
    </style:style>
    <style:style style:name="P11" style:family="paragraph" style:parent-style-name="Standard">
      <style:paragraph-properties fo:text-align="start" style:justify-single-word="false"/>
      <style:text-properties officeooo:rsid="0017eccf" officeooo:paragraph-rsid="0017eccf"/>
    </style:style>
    <style:style style:name="P12" style:family="paragraph" style:parent-style-name="Standard">
      <style:paragraph-properties fo:text-align="start" style:justify-single-word="false"/>
      <style:text-properties officeooo:rsid="0018aaab" officeooo:paragraph-rsid="0018aaab"/>
    </style:style>
    <style:style style:name="P13" style:family="paragraph" style:parent-style-name="Standard">
      <style:paragraph-properties fo:text-align="start" style:justify-single-word="false"/>
      <style:text-properties officeooo:rsid="001a91a4" officeooo:paragraph-rsid="001a91a4"/>
    </style:style>
    <style:style style:name="P14" style:family="paragraph" style:parent-style-name="Standard">
      <style:paragraph-properties fo:text-align="start" style:justify-single-word="false"/>
      <style:text-properties officeooo:rsid="001be153" officeooo:paragraph-rsid="001be153"/>
    </style:style>
    <style:style style:name="P15" style:family="paragraph" style:parent-style-name="Standard">
      <style:paragraph-properties fo:text-align="start" style:justify-single-word="false"/>
      <style:text-properties officeooo:rsid="001d3129" officeooo:paragraph-rsid="001d3129"/>
    </style:style>
    <style:style style:name="P16" style:family="paragraph" style:parent-style-name="Standard">
      <style:paragraph-properties fo:text-align="start" style:justify-single-word="false"/>
      <style:text-properties officeooo:rsid="001e43f8" officeooo:paragraph-rsid="001e43f8"/>
    </style:style>
    <style:style style:name="P17" style:family="paragraph" style:parent-style-name="Standard">
      <style:paragraph-properties fo:text-align="start" style:justify-single-word="false"/>
      <style:text-properties officeooo:rsid="00240e7a" officeooo:paragraph-rsid="00240e7a"/>
    </style:style>
    <style:style style:name="P18" style:family="paragraph" style:parent-style-name="Standard">
      <style:paragraph-properties fo:text-align="start" style:justify-single-word="false"/>
      <style:text-properties officeooo:rsid="002a5b4e" officeooo:paragraph-rsid="002a5b4e"/>
    </style:style>
    <style:style style:name="P19" style:family="paragraph" style:parent-style-name="Standard">
      <style:paragraph-properties fo:text-align="start" style:justify-single-word="false"/>
      <style:text-properties officeooo:rsid="002baa08" officeooo:paragraph-rsid="002baa08"/>
    </style:style>
    <style:style style:name="P20" style:family="paragraph" style:parent-style-name="Standard">
      <style:paragraph-properties fo:text-align="start" style:justify-single-word="false"/>
      <style:text-properties officeooo:rsid="002fc458" officeooo:paragraph-rsid="002fc458"/>
    </style:style>
    <style:style style:name="P21" style:family="paragraph" style:parent-style-name="Standard">
      <style:paragraph-properties fo:text-align="start" style:justify-single-word="false"/>
      <style:text-properties officeooo:rsid="001e43f8" officeooo:paragraph-rsid="0031b84f"/>
    </style:style>
    <style:style style:name="P22" style:family="paragraph" style:parent-style-name="Standard">
      <style:paragraph-properties fo:text-align="start" style:justify-single-word="false"/>
      <style:text-properties officeooo:rsid="00340e71" officeooo:paragraph-rsid="00340e71"/>
    </style:style>
    <style:style style:name="P23" style:family="paragraph" style:parent-style-name="Standard">
      <style:paragraph-properties fo:text-align="start" style:justify-single-word="false"/>
      <style:text-properties officeooo:rsid="003600af" officeooo:paragraph-rsid="003600af"/>
    </style:style>
    <style:style style:name="P24" style:family="paragraph" style:parent-style-name="Standard">
      <style:paragraph-properties fo:text-align="start" style:justify-single-word="false"/>
      <style:text-properties officeooo:rsid="00377f66" officeooo:paragraph-rsid="00377f66"/>
    </style:style>
    <style:style style:name="P25" style:family="paragraph" style:parent-style-name="Standard">
      <style:paragraph-properties fo:text-align="start" style:justify-single-word="false"/>
      <style:text-properties officeooo:rsid="00110e4f" officeooo:paragraph-rsid="003b876c"/>
    </style:style>
    <style:style style:name="P26" style:family="paragraph" style:parent-style-name="Standard">
      <style:paragraph-properties fo:text-align="start" style:justify-single-word="false"/>
      <style:text-properties officeooo:rsid="00240e7a" officeooo:paragraph-rsid="00240e7a"/>
    </style:style>
    <style:style style:name="P27"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9"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P30" style:family="paragraph" style:parent-style-name="Standard">
      <style:paragraph-properties fo:text-align="start" style:justify-single-word="false"/>
      <style:text-properties officeooo:rsid="002a5b4e" officeooo:paragraph-rsid="002a5b4e"/>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style:style style:name="T9" style:family="text">
      <style:text-properties officeooo:rsid="004678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25">[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0">Exercise 4. Dictionaries</text:p>
      <text:p text:style-name="P10"/>
      <text:p text:style-name="P10">&gt;&gt;&gt; D = {'food': 'Spam', 'quantity': 4, 'color': 'pink'}</text:p>
      <text:p text:style-name="P10"><text:soft-page-break/>&gt;&gt;&gt; D['food'] # Fetch value of key 'food'</text:p>
      <text:p text:style-name="P10">'Spam'</text:p>
      <text:p text:style-name="P10">&gt;&gt;&gt; D['quantity'] += 1 # Add 1 to 'quantity' value</text:p>
      <text:p text:style-name="P10">&gt;&gt;&gt; D</text:p>
      <text:p text:style-name="P10">{'food': 'Spam', 'quantity': 5, 'color': 'pink'}</text:p>
      <text:p text:style-name="P10">&gt;&gt;&gt; D = {}</text:p>
      <text:p text:style-name="P10">&gt;&gt;&gt; D['name'] = 'Bob' # Create keys by assignment</text:p>
      <text:p text:style-name="P10">&gt;&gt;&gt; D['job'] = 'dev'</text:p>
      <text:p text:style-name="P10">&gt;&gt;&gt; D['age'] = 40</text:p>
      <text:p text:style-name="P10">&gt;&gt;&gt; D</text:p>
      <text:p text:style-name="P10">{'name': 'Bob', 'job': 'dev', 'age': 40}</text:p>
      <text:p text:style-name="P10">&gt;&gt;&gt; print(D['name'])</text:p>
      <text:p text:style-name="P10">Bob</text:p>
      <text:p text:style-name="P10">&gt;&gt;&gt; bob1 = dict(name='Bob', job='dev', age=40) # Keywords</text:p>
      <text:p text:style-name="P10">&gt;&gt;&gt; bob1</text:p>
      <text:p text:style-name="P10">{'name': 'Bob', 'job': 'dev', 'age': 40}</text:p>
      <text:p text:style-name="P10">&gt;&gt;&gt; bob2 = dict(zip(['name', 'job', 'age'], ['Bob', 'dev', 40])) # Zipping</text:p>
      <text:p text:style-name="P10">&gt;&gt;&gt; bob2</text:p>
      <text:p text:style-name="P10">{'name': 'Bob', 'job': 'dev', 'age': 40}</text:p>
      <text:p text:style-name="P10"/>
      <text:p text:style-name="P10">Exercise 5. <text:span text:style-name="T3">Tuples</text:span></text:p>
      <text:p text:style-name="P10"/>
      <text:p text:style-name="P11">&gt;&gt;&gt; T = (1, 2, 3, 4) # A 4-item tuple</text:p>
      <text:p text:style-name="P11">&gt;&gt;&gt; len(T) # Length</text:p>
      <text:p text:style-name="P11">4</text:p>
      <text:p text:style-name="P11">&gt;&gt;&gt; T + (5, 6) # Concatenation</text:p>
      <text:p text:style-name="P11">(1, 2, 3, 4, 5, 6)</text:p>
      <text:p text:style-name="P11">&gt;&gt;&gt; T[0] # Indexing, slicing, and more</text:p>
      <text:p text:style-name="P11">1</text:p>
      <text:p text:style-name="P11">&gt;&gt;&gt; T.index(4) # Tuple methods: 4 appears at offset 3</text:p>
      <text:p text:style-name="P11">3</text:p>
      <text:p text:style-name="P11">&gt;&gt;&gt; T.count(4) # 4 appears once</text:p>
      <text:p text:style-name="P11">1</text:p>
      <text:p text:style-name="P11">&gt;&gt;&gt; T[0] = 2 # Tuples are immutable</text:p>
      <text:p text:style-name="P11">Traceback (most recent call last):</text:p>
      <text:p text:style-name="P11"><text:s text:c="2"/>File "&lt;stdin&gt;", line 1, in &lt;module&gt;</text:p>
      <text:p text:style-name="P11">TypeError: 'tuple' object does not support item assignment</text:p>
      <text:p text:style-name="P11">&gt;&gt;&gt; T = (2,) + T[1:] # Make a new tuple for a new value</text:p>
      <text:p text:style-name="P11">&gt;&gt;&gt; T</text:p>
      <text:p text:style-name="P11">(2, 2, 3, 4)</text:p>
      <text:p text:style-name="P11">&gt;&gt;&gt; T = 'spam', 3.0, [11, 22, 33]</text:p>
      <text:p text:style-name="P11">&gt;&gt;&gt; T[1]</text:p>
      <text:p text:style-name="P11">3.0</text:p>
      <text:p text:style-name="P11">&gt;&gt;&gt; T[2][1]</text:p>
      <text:p text:style-name="P11">22<text:line-break/></text:p>
      <text:p text:style-name="P12">Exercise 6. if Tests &amp; Syntax Rules</text:p>
      <text:p text:style-name="P12"/>
      <text:p text:style-name="P13">x =1</text:p>
      <text:p text:style-name="P13"><text:soft-page-break/>if x:</text:p>
      <text:p text:style-name="P13"><text:s/>y= 2</text:p>
      <text:p text:style-name="P13"><text:s/>if y:</text:p>
      <text:p text:style-name="P13"><text:s/><text:tab/>print('block2')</text:p>
      <text:p text:style-name="P13"><text:s/>print('block1')</text:p>
      <text:p text:style-name="P13">print('block0')</text:p>
      <text:p text:style-name="P13">choice = 'ham'</text:p>
      <text:p text:style-name="P13">if choice == 'spam': # the equivalent if statement</text:p>
      <text:p text:style-name="P13"><text:s/>print(1.25) </text:p>
      <text:p text:style-name="P13">elif choice == 'ham':</text:p>
      <text:p text:style-name="P13"><text:s/>print(1.99)</text:p>
      <text:p text:style-name="P13">elif choice == 'eggs':</text:p>
      <text:p text:style-name="P13"><text:s/>print(0.99)</text:p>
      <text:p text:style-name="P13">elif choice == 'bacon':</text:p>
      <text:p text:style-name="P13"><text:s/>print(1.10)</text:p>
      <text:p text:style-name="P13">else:</text:p>
      <text:p text:style-name="P13"><text:s/>print('Bad choice')</text:p>
      <text:p text:style-name="P13"/>
      <text:p text:style-name="P13">block2</text:p>
      <text:p text:style-name="P13">block1</text:p>
      <text:p text:style-name="P13">block0</text:p>
      <text:p text:style-name="P13">1.99</text:p>
      <text:p text:style-name="P13"/>
      <text:p text:style-name="P14">Exercise 7. while &amp; for Loops</text:p>
      <text:p text:style-name="P14"/>
      <text:p text:style-name="P15">x = 'spam'</text:p>
      <text:p text:style-name="P15">while x: # while x is not empty</text:p>
      <text:p text:style-name="P15"><text:tab/>print(x,end=' ') # in 2.X use print x</text:p>
      <text:p text:style-name="P15"><text:tab/>x=x[1:] # strip first character off x</text:p>
      <text:p text:style-name="P15">a=0; b=10</text:p>
      <text:p text:style-name="P15">while a&lt;b: # one way to code counter loops</text:p>
      <text:p text:style-name="P15"><text:tab/>print(a,end=' ')</text:p>
      <text:p text:style-name="P15"><text:tab/>a+=1 # or, a = a + 1</text:p>
      <text:p text:style-name="P15">x=10</text:p>
      <text:p text:style-name="P15">while x:</text:p>
      <text:p text:style-name="P15"><text:tab/>x=x-1 # or, x -=1</text:p>
      <text:p text:style-name="P15"><text:tab/>if x%2 !=0: continue # odd? – skip print</text:p>
      <text:p text:style-name="P15"><text:tab/>print(x, end=' ')</text:p>
      <text:p text:style-name="P15">for x in ["spam", "eggs", "ham"]:</text:p>
      <text:p text:style-name="P15"><text:tab/>print(x, end=' ')</text:p>
      <text:p text:style-name="P15">sum = 0</text:p>
      <text:p text:style-name="P15">for x in [1, 2, 3, 4]:</text:p>
      <text:p text:style-name="P15"><text:tab/>sum = sum + x</text:p>
      <text:p text:style-name="P15">sum</text:p>
      <text:p text:style-name="P15">prod = 1</text:p>
      <text:p text:style-name="P15">for item in [1,2,3,4]: prod*= item</text:p>
      <text:p text:style-name="P15">prod</text:p>
      <text:p text:style-name="P15">spam pam am m 0 1 2 3 4 5 6 7 8 9 8 6 4 2 0 spam eggs ham </text:p>
      <text:p text:style-name="P15"/>
      <text:p text:style-name="P3"><text:soft-page-break/>PART 2.</text:p>
      <text:p text:style-name="P16"/>
      <text:p text:style-name="P16">Exercise 8. Functions</text:p>
      <text:p text:style-name="P16"/>
      <text:p text:style-name="P4">fun1.py</text:p>
      <text:p text:style-name="P17"/>
      <text:p text:style-name="P17">def times(x,y): # create and assign function</text:p>
      <text:p text:style-name="P17"><text:s/>return x*y # Body executed when called</text:p>
      <text:p text:style-name="P17">a = times(2,4)</text:p>
      <text:p text:style-name="P17">b = times('Ok', 4) # Functions are “typeless”</text:p>
      <text:p text:style-name="P17">print(a,'\n', b)</text:p>
      <text:p text:style-name="P16"/>
      <text:p text:style-name="P17">8 </text:p>
      <text:p text:style-name="P17"><text:s/>OkOkOkOk</text:p>
      <text:p text:style-name="P17"/>
      <text:p text:style-name="P29">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7"/>
      <text:p text:style-name="P4">fun2.py</text:p>
      <text:p text:style-name="P17"/>
      <text:p text:style-name="P17">def intersect(seq1, seq2):</text:p>
      <text:p text:style-name="P17"><text:tab/>res = []<text:tab/><text:tab/><text:tab/><text:tab/># Start empty</text:p>
      <text:p text:style-name="P17"><text:tab/>for x in seq1:<text:tab/><text:tab/><text:tab/># Scan seq1</text:p>
      <text:p text:style-name="P17"><text:tab/><text:tab/>if x in seq2:<text:tab/><text:tab/># Common item?</text:p>
      <text:p text:style-name="P17"><text:tab/><text:tab/><text:tab/>res.append(x)<text:tab/># Add to end</text:p>
      <text:p text:style-name="P17"><text:tab/>return res</text:p>
      <text:p text:style-name="P17"/>
      <text:p text:style-name="P17">s1 = "SPAM"</text:p>
      <text:p text:style-name="P17">s2 = "SCAM"</text:p>
      <text:p text:style-name="P17">result1 = intersect(s1, s2)</text:p>
      <text:p text:style-name="P17">print(result1)</text:p>
      <text:p text:style-name="P17">result2 = intersect([1, 2, 3], (1, 4)) # mixed type: list &amp; tuple</text:p>
      <text:p text:style-name="P17">print(result2)</text:p>
      <text:p text:style-name="P17"/>
      <text:p text:style-name="P17">['S', 'A', 'M']</text:p>
      <text:p text:style-name="P17">[1]</text:p>
      <text:p text:style-name="P17"/>
      <text:p text:style-name="P27">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7"/>
      <text:p text:style-name="P17">Exercise 9. modules</text:p>
      <text:p text:style-name="P17"/>
      <text:p text:style-name="P18"><text:soft-page-break/>[echeng@linux10611 Part2]$ python3 test1_module.py </text:p>
      <text:p text:style-name="P18">30</text:p>
      <text:p text:style-name="P18"/>
      <text:p text:style-name="P18">[echeng@linux10611 Part2]$ python3 test2_module.py </text:p>
      <text:p text:style-name="P18">15</text:p>
      <text:p text:style-name="P18">200</text:p>
      <text:p text:style-name="P18"/>
      <text:p text:style-name="P18">[echeng@linux10611 Part2]$ python3 test3_module.py </text:p>
      <text:p text:style-name="P18">30 </text:p>
      <text:p text:style-name="P18">200</text:p>
      <text:p text:style-name="P18"/>
      <text:p text:style-name="P28">Explanation: <text:span text:style-name="T8">Module.py contains a multiplier function and an adder function, which pretty much do what their function name is. For test1, it sums module.a and module.b, which as defined in the module.py, is 10+20 which gives 30. For test2, two new variables are defined, c which is 5, and d which is 10. The result for the adder gives c and d which give 15. The result for the second adder gives multiplier of a and b, which are 10 and 20. That gives 200. For test3, result1 sums a and b, which gives 30 as in test1. Result2 gives the product of a and b, which gives 200 as in test2.</text:span></text:p>
      <text:p text:style-name="P18"/>
      <text:p text:style-name="P19">Exercise 10. built-in attribute of modules</text:p>
      <text:p text:style-name="P19"/>
      <text:p text:style-name="P20">minmax.py</text:p>
      <text:p text:style-name="P20"/>
      <text:p text:style-name="P20">def minmax(test,array):</text:p>
      <text:p text:style-name="P20"><text:tab/>res = array[0]</text:p>
      <text:p text:style-name="P20"><text:tab/>for arg in array[1:]:</text:p>
      <text:p text:style-name="P20"><text:tab/><text:tab/>if test(arg, res):</text:p>
      <text:p text:style-name="P20"><text:tab/><text:tab/><text:tab/>res = arg</text:p>
      <text:p text:style-name="P20"><text:tab/>return res</text:p>
      <text:p text:style-name="P20">def lessthan(x,y): return x&lt;y</text:p>
      <text:p text:style-name="P20">def grtrthan(x,y): return x&gt;y</text:p>
      <text:p text:style-name="P20"/>
      <text:p text:style-name="P20">print(minmax(lessthan, [4,2,1,5,6,3])) # self-test code</text:p>
      <text:p text:style-name="P20">print(minmax(grtrthan, [4,2,1,5,6,3]))</text:p>
      <text:p text:style-name="P20"/>
      <text:p text:style-name="P20">&gt;&gt;&gt; import minmax</text:p>
      <text:p text:style-name="P20">1</text:p>
      <text:p text:style-name="P20">6</text:p>
      <text:p text:style-name="P20">minmax2.py</text:p>
      <text:p text:style-name="P20"/>
      <text:p text:style-name="P20">def minmax(test,array):</text:p>
      <text:p text:style-name="P20"><text:s text:c="2"/>res = array[0]</text:p>
      <text:p text:style-name="P20"><text:s text:c="2"/>for arg in array[1:]:</text:p>
      <text:p text:style-name="P20"><text:s text:c="4"/>if test(arg, res):</text:p>
      <text:p text:style-name="P20"><text:s text:c="6"/>res = arg</text:p>
      <text:p text:style-name="P20"><text:s text:c="2"/>return res</text:p>
      <text:p text:style-name="P20"/>
      <text:p text:style-name="P20">def lessthan(x,y): return x&lt;y</text:p>
      <text:p text:style-name="P20">def grtrthan(x,y): return x&gt;y</text:p>
      <text:p text:style-name="P20"/>
      <text:p text:style-name="P20"><text:soft-page-break/>if __name__ == '__main__':</text:p>
      <text:p text:style-name="P20"><text:s text:c="2"/>print(minmax(lessthan, [4,2,1,5,6,3])) # self-test code</text:p>
      <text:p text:style-name="P20"><text:s text:c="2"/>print(minmax(grtrthan, [4,2,1,5,6,3]))</text:p>
      <text:p text:style-name="P20"/>
      <text:p text:style-name="P20">&gt;&gt;&gt; import minmax2</text:p>
      <text:p text:style-name="P20">&gt;&gt;&gt; </text:p>
      <text:p text:style-name="P20"/>
      <text:p text:style-name="P28">Explanation: <text:span text:style-name="T9">For minmax.py</text:span></text:p>
      <text:p text:style-name="P20"/>
      <text:p text:style-name="P21">Exercise <text:span text:style-name="T4">11</text:span>. <text:span text:style-name="T4">Object-Oriented Programming and Classes</text:span></text:p>
      <text:p text:style-name="P21"/>
      <text:p text:style-name="P22">class1.py</text:p>
      <text:p text:style-name="P22"/>
      <text:p text:style-name="P23">[echeng@linux10618 Part2]$ python3 class1.py</text:p>
      <text:p text:style-name="P23">King Arthur </text:p>
      <text:p text:style-name="P23"><text:s/>-5 </text:p>
      <text:p text:style-name="P23"/>
      <text:p text:style-name="P23">QQ </text:p>
      <text:p text:style-name="P23"><text:s/>-3 </text:p>
      <text:p text:style-name="P23"/>
      <text:p text:style-name="P23">QQ </text:p>
      <text:p text:style-name="P23"><text:s/>-3 </text:p>
      <text:p text:style-name="P23"/>
      <text:p text:style-name="P23">spam</text:p>
      <text:p text:style-name="P23"/>
      <text:p text:style-name="P22">class2.py</text:p>
      <text:p text:style-name="P22"/>
      <text:p text:style-name="P24">[echeng@linux10618 Part2]$ python3 class2.py</text:p>
      <text:p text:style-name="P24">10 </text:p>
      <text:p text:style-name="P24"><text:s/>20 </text:p>
      <text:p text:style-name="P24"/>
      <text:p text:style-name="P24">-15</text:p>
      <text:p text:style-name="P22"/>
      <text:p text:style-name="P22">class3.py</text:p>
      <text:p text:style-name="P22"/>
      <text:p text:style-name="P23">[echeng@linux10618 Part2]$ python3 class3.py</text:p>
      <text:p text:style-name="P23">['dev', 'mgr']</text:p>
      <text:p text:style-name="P23">('Sue', ['dev', 'cto'])</text:p>
      <text:p text:style-name="P22"/>
      <text:p text:style-name="P22"><text:span text:style-name="T5">class_as_module</text:span>.py</text:p>
      <text:p text:style-name="P22"/>
      <text:p text:style-name="P23">[echeng@linux10618 Part2]$ python3 class_as_module.py</text:p>
      <text:p text:style-name="P23">['dev', 'mgr']</text:p>
      <text:p text:style-name="P23">('Sue', ['dev', 'cto'])</text:p>
      <text:p text:style-name="P23">30</text:p>
      <text:p text:style-name="P23">('Jane', ['dev', 'mgr'])</text:p>
      <text:p text:style-name="P23">35</text:p>
      <text:p text:style-name="P23">('Mike', ['dev', 'mgr'])</text:p>
      <text:p text:style-name="P23"/>
      <text:p text:style-name="P28"><text:soft-page-break/>Expla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3T18:07:40.126601211</dc:date>
    <meta:editing-duration>PT2H41M9S</meta:editing-duration>
    <meta:editing-cycles>29</meta:editing-cycles>
    <meta:generator>LibreOffice/5.3.6.1$Linux_X86_64 LibreOffice_project/30$Build-1</meta:generator>
    <meta:document-statistic meta:table-count="0" meta:image-count="0" meta:object-count="0" meta:page-count="8" meta:paragraph-count="274" meta:word-count="1287" meta:character-count="7111" meta:non-whitespace-character-count="6007"/>
  </office:meta>
</office:document-meta>
</file>